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9"/>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1"/>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2"/>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3"/>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4"/>
    <style:style style:name="P28" style:family="paragraph" style:parent-style-name="Text_20_body" style:list-style-name="L14">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Formato del Primer Video: Introducción al Mundo de Data Science (Nivel 1)</text:span></text:h>
      <text:h text:style-name="Heading_20_4" text:outline-level="4"><text:span text:style-name="Strong_20_Emphasis">1. Introducción y Palabras Clave</text:span></text:h>
      <text:list text:style-name="L1">
        <text:list-item>
          <text:p text:style-name="P2"><text:span text:style-name="Strong_20_Emphasis">Escena Inicial:</text:span></text:p>
          <text:list>
            <text:list-item>
              <text:p text:style-name="P2">La pantalla se ilumina con un diseño atractivo de un mundo virtual.</text:p>
            </text:list-item>
            <text:list-item>
              <text:p text:style-name="P2">La protagonista, animada, se presenta en un entorno de videojuego.</text:p>
            </text:list-item>
            <text:list-item>
              <text:p text:style-name="P2">Un mensaje aparece: “¡Bienvenida a tu aventura en Data Science!”</text:p>
            </text:list-item>
          </text:list>
        </text:list-item>
        <text:list-item>
          <text:p text:style-name="P2"><text:span text:style-name="Strong_20_Emphasis">Presentar las 10 palabras clave desconocidas:</text:span></text:p>
          <text:list>
            <text:list-item>
              <text:p text:style-name="P1"><text:span text:style-name="Strong_20_Emphasis">Datos</text:span></text:p>
            </text:list-item>
            <text:list-item>
              <text:p text:style-name="P1"><text:span text:style-name="Strong_20_Emphasis">Análisis</text:span></text:p>
            </text:list-item>
            <text:list-item>
              <text:p text:style-name="P1"><text:span text:style-name="Strong_20_Emphasis">Algoritmo</text:span></text:p>
            </text:list-item>
            <text:list-item>
              <text:p text:style-name="P1"><text:span text:style-name="Strong_20_Emphasis">Visualización</text:span></text:p>
            </text:list-item>
            <text:list-item>
              <text:p text:style-name="P1"><text:span text:style-name="Strong_20_Emphasis">Modelo</text:span></text:p>
            </text:list-item>
            <text:list-item>
              <text:p text:style-name="P1"><text:span text:style-name="Strong_20_Emphasis">Estadística</text:span></text:p>
            </text:list-item>
            <text:list-item>
              <text:p text:style-name="P1"><text:span text:style-name="Strong_20_Emphasis">Python</text:span></text:p>
            </text:list-item>
            <text:list-item>
              <text:p text:style-name="P1"><text:span text:style-name="Strong_20_Emphasis">Machine Learning</text:span></text:p>
            </text:list-item>
            <text:list-item>
              <text:p text:style-name="P1"><text:span text:style-name="Strong_20_Emphasis">Big Data</text:span></text:p>
            </text:list-item>
            <text:list-item>
              <text:p text:style-name="P1"><text:span text:style-name="Strong_20_Emphasis">Base de Datos</text:span></text:p>
            </text:list-item>
            <text:list-item>
              <text:p text:style-name="P1"><text:span text:style-name="Strong_20_Emphasis">Formato:</text:span> Cada palabra aparece en pantalla con una breve y divertida explicación.</text:p>
            </text:list-item>
          </text:list>
        </text:list-item>
      </text:list>
      <text:h text:style-name="Heading_20_4" text:outline-level="4"><text:span text:style-name="Strong_20_Emphasis">2. El Correo Misterioso</text:span></text:h>
      <text:list text:style-name="L2">
        <text:list-item>
          <text:p text:style-name="P4"><text:span text:style-name="Strong_20_Emphasis">Escena:</text:span></text:p>
          <text:list>
            <text:list-item>
              <text:p text:style-name="P4">La protagonista recibe un correo de un remitente desconocido.</text:p>
            </text:list-item>
            <text:list-item>
              <text:p text:style-name="P4">Mensaje en pantalla: “¿Quieres comenzar tu aventura en Data Science?” con botones interactivos (Sí / No).</text:p>
            </text:list-item>
          </text:list>
        </text:list-item>
        <text:list-item>
          <text:p text:style-name="P4"><text:span text:style-name="Strong_20_Emphasis">Acción:</text:span></text:p>
          <text:list>
            <text:list-item>
              <text:p text:style-name="P4">La protagonista selecciona “Sí”.</text:p>
            </text:list-item>
            <text:list-item>
              <text:p text:style-name="P3">Un sonido de desbloqueo suena, indicando que ha comenzado su viaje.</text:p>
            </text:list-item>
          </text:list>
        </text:list-item>
      </text:list>
      <text:h text:style-name="Heading_20_4" text:outline-level="4"><text:span text:style-name="Strong_20_Emphasis">3. Introducción de la Voz Guía (NPC)</text:span></text:h>
      <text:list text:style-name="L3">
        <text:list-item>
          <text:p text:style-name="P6"><text:span text:style-name="Strong_20_Emphasis">Escena:</text:span></text:p>
          <text:list>
            <text:list-item>
              <text:p text:style-name="P5">Una voz amistosa (NPC) se presenta: “¡Hola, valiente aventurera! Soy tu guía en este viaje a través del mundo de la Ciencia de Datos. Estoy aquí para ayudarte a desbloquear habilidades y conocimientos.”</text:p>
            </text:list-item>
          </text:list>
        </text:list-item>
      </text:list>
      <text:h text:style-name="Heading_20_4" text:outline-level="4"><text:span text:style-name="Strong_20_Emphasis">4. Explicación de la Ciencia de Datos</text:span></text:h>
      <text:list text:style-name="L4">
        <text:list-item>
          <text:p text:style-name="P8"><text:span text:style-name="Strong_20_Emphasis">Diálogo de la Voz:</text:span></text:p>
          <text:list>
            <text:list-item>
              <text:p text:style-name="P7"><text:soft-page-break/>“La Ciencia de Datos es como un poderoso hechizo que transforma datos en conocimientos. Te enseñaré a utilizar herramientas que son esenciales para esta magia. ¡Vamos a comenzar!”</text:p>
            </text:list-item>
          </text:list>
        </text:list-item>
      </text:list>
      <text:h text:style-name="Heading_20_4" text:outline-level="4"><text:span text:style-name="Strong_20_Emphasis">5. Herramientas Principales</text:span></text:h>
      <text:list text:style-name="L5">
        <text:list-item>
          <text:p text:style-name="P10"><text:span text:style-name="Strong_20_Emphasis">Presentación Gráfica:</text:span></text:p>
          <text:list>
            <text:list-item>
              <text:p text:style-name="P10">Visuales de Visual Studio Code y Python como objetos mágicos en el inventario del jugador.</text:p>
            </text:list-item>
          </text:list>
        </text:list-item>
        <text:list-item>
          <text:p text:style-name="P10"><text:span text:style-name="Strong_20_Emphasis">Diálogo de la Voz:</text:span></text:p>
          <text:list>
            <text:list-item>
              <text:p text:style-name="P9">“Visual Studio Code es tu mesa de trabajo, donde crearás tus proyectos. Python es el lenguaje mágico que te permitirá comunicarte con los datos. Juntos, te ayudarán a enfrentar los desafíos de este mundo.”</text:p>
            </text:list-item>
          </text:list>
        </text:list-item>
      </text:list>
      <text:h text:style-name="Heading_20_4" text:outline-level="4"><text:span text:style-name="Strong_20_Emphasis">6. Cierre del Video</text:span></text:h>
      <text:list text:style-name="L6">
        <text:list-item>
          <text:p text:style-name="P12"><text:span text:style-name="Strong_20_Emphasis">Escena:</text:span></text:p>
          <text:list>
            <text:list-item>
              <text:p text:style-name="P12">La protagonista se muestra emocionada y lista para comenzar su aventura.</text:p>
            </text:list-item>
          </text:list>
        </text:list-item>
        <text:list-item>
          <text:p text:style-name="P12"><text:span text:style-name="Strong_20_Emphasis">Diálogo de la Voz:</text:span></text:p>
          <text:list>
            <text:list-item>
              <text:p text:style-name="P11">“Prepárate para el siguiente nivel, donde aprenderemos a descargar Visual Studio Code. Recuerda, cada paso cuenta y aquí estoy para apoyarte. ¡Hasta pronto, aventurera!”</text:p>
            </text:list-item>
          </text:list>
        </text:list-item>
      </text:list>
      <text:h text:style-name="Heading_20_4" text:outline-level="4"><text:span text:style-name="Strong_20_Emphasis">7. Despedida y Preparación para el Siguiente Video</text:span></text:h>
      <text:list text:style-name="L7">
        <text:list-item>
          <text:p text:style-name="P14"><text:span text:style-name="Strong_20_Emphasis">Escena Final:</text:span></text:p>
          <text:list>
            <text:list-item>
              <text:p text:style-name="P14">La pantalla se oscurece y aparecen palabras de aliento como “¡La aventura apenas comienza!”</text:p>
            </text:list-item>
            <text:list-item>
              <text:p text:style-name="P13">Un pequeño teaser del siguiente video: “Pronto descubrirás cómo descargar y usar Visual Studio Code.”</text:p>
            </text:list-item>
          </text:list>
        </text:list-item>
      </text:list>
      <text:p text:style-name="Horizontal_20_Line"/>
      <text:p text:style-name="Text_20_body">Este formato combina la narrativa envolvente de <text:span text:style-name="Emphasis">El Mundo de Sofía</text:span> con la estructura de un videojuego, manteniendo un tono divertido e interactivo. ¡Espero que te sirva para el canal!</text:p>
      <text:p text:style-name="Text_20_body">4o mini</text:p>
      <text:h text:style-name="Heading_20_5" text:outline-level="5">Dijiste:</text:h>
      <text:p text:style-name="Text_20_body">dame el segundo video recuerda incluir la escena de frustracion </text:p>
      <text:h text:style-name="Heading_20_6" text:outline-level="6">ChatGPT dijo:</text:h>
      <text:p text:style-name="Text_20_body">ChatGPT</text:p>
      <text:p text:style-name="Text_20_body">¡Aquí tienes el formato detallado para el segundo video, incluyendo la escena de frustración!</text:p>
      <text:p text:style-name="Horizontal_20_Line"/>
      <text:h text:style-name="Heading_20_3" text:outline-level="3"><text:soft-page-break/><text:span text:style-name="Strong_20_Emphasis">Formato del Segundo Video: Descargando y Explorando Visual Studio Code (Nivel 2)</text:span></text:h>
      <text:h text:style-name="Heading_20_4" text:outline-level="4"><text:span text:style-name="Strong_20_Emphasis">1. Introducción y Palabras Clave</text:span></text:h>
      <text:list text:style-name="L8">
        <text:list-item>
          <text:p text:style-name="P16"><text:span text:style-name="Strong_20_Emphasis">Escena Inicial:</text:span></text:p>
          <text:list>
            <text:list-item>
              <text:p text:style-name="P16">La pantalla se ilumina con un diseño atractivo de un nuevo nivel en el videojuego.</text:p>
            </text:list-item>
            <text:list-item>
              <text:p text:style-name="P16">La protagonista, emocionada, aparece en su entorno de juego.</text:p>
            </text:list-item>
          </text:list>
        </text:list-item>
        <text:list-item>
          <text:p text:style-name="P16"><text:span text:style-name="Strong_20_Emphasis">Presentar las 10 palabras clave desconocidas:</text:span></text:p>
          <text:list>
            <text:list-item>
              <text:p text:style-name="P15"><text:span text:style-name="Strong_20_Emphasis">IDE (Entorno de Desarrollo Integrado)</text:span></text:p>
            </text:list-item>
            <text:list-item>
              <text:p text:style-name="P15"><text:span text:style-name="Strong_20_Emphasis">Interfaz</text:span></text:p>
            </text:list-item>
            <text:list-item>
              <text:p text:style-name="P15"><text:span text:style-name="Strong_20_Emphasis">Plugin</text:span></text:p>
            </text:list-item>
            <text:list-item>
              <text:p text:style-name="P15"><text:span text:style-name="Strong_20_Emphasis">Configuración</text:span></text:p>
            </text:list-item>
            <text:list-item>
              <text:p text:style-name="P15"><text:span text:style-name="Strong_20_Emphasis">Código</text:span></text:p>
            </text:list-item>
            <text:list-item>
              <text:p text:style-name="P15"><text:span text:style-name="Strong_20_Emphasis">Comando</text:span></text:p>
            </text:list-item>
            <text:list-item>
              <text:p text:style-name="P15"><text:span text:style-name="Strong_20_Emphasis">Depuración</text:span></text:p>
            </text:list-item>
            <text:list-item>
              <text:p text:style-name="P15"><text:span text:style-name="Strong_20_Emphasis">Variable</text:span></text:p>
            </text:list-item>
            <text:list-item>
              <text:p text:style-name="P15"><text:span text:style-name="Strong_20_Emphasis">Sintaxis</text:span></text:p>
            </text:list-item>
            <text:list-item>
              <text:p text:style-name="P15"><text:span text:style-name="Strong_20_Emphasis">Proyecto</text:span></text:p>
            </text:list-item>
            <text:list-item>
              <text:p text:style-name="P15"><text:span text:style-name="Strong_20_Emphasis">Formato:</text:span> Cada palabra aparece en pantalla con una breve y divertida explicación.</text:p>
            </text:list-item>
          </text:list>
        </text:list-item>
      </text:list>
      <text:h text:style-name="Heading_20_4" text:outline-level="4"><text:span text:style-name="Strong_20_Emphasis">2. Misión del Nivel: Descargar Visual Studio Code</text:span></text:h>
      <text:list text:style-name="L9">
        <text:list-item>
          <text:p text:style-name="P18"><text:span text:style-name="Strong_20_Emphasis">Escena:</text:span></text:p>
          <text:list>
            <text:list-item>
              <text:p text:style-name="P18">La voz del NPC dice: “Bienvenida al Nivel 2. Tu misión es descargar Visual Studio Code. Este es el primer paso para convertirte en una experta en Data Science.”</text:p>
            </text:list-item>
          </text:list>
        </text:list-item>
        <text:list-item>
          <text:p text:style-name="P18"><text:span text:style-name="Strong_20_Emphasis">Acción:</text:span></text:p>
          <text:list>
            <text:list-item>
              <text:p text:style-name="P17">La protagonista sigue instrucciones en pantalla sobre cómo descargar e instalar el software, con efectos visuales que simulan una barra de progreso.</text:p>
            </text:list-item>
          </text:list>
        </text:list-item>
      </text:list>
      <text:h text:style-name="Heading_20_4" text:outline-level="4"><text:span text:style-name="Strong_20_Emphasis">3. Explorando la Interfaz Gráfica de Visual Studio Code</text:span></text:h>
      <text:list text:style-name="L10">
        <text:list-item>
          <text:p text:style-name="P19"><text:span text:style-name="Strong_20_Emphasis">Diálogo de la Voz:</text:span></text:p>
          <text:list>
            <text:list-item>
              <text:p text:style-name="P20">“Ahora que tienes Visual Studio Code, vamos a explorar su interfaz. ¡Prepárate para desbloquear nuevas habilidades!”</text:p>
            </text:list-item>
          </text:list>
        </text:list-item>
        <text:list-item>
          <text:p text:style-name="P19"><text:span text:style-name="Strong_20_Emphasis">Recorrido por la Interfaz:</text:span></text:p>
          <text:list>
            <text:list-item>
              <text:p text:style-name="P20"><text:span text:style-name="Strong_20_Emphasis">Área de Trabajo</text:span>: La voz explica que es la mesa donde se arma la magia.</text:p>
            </text:list-item>
            <text:list-item>
              <text:p text:style-name="P20"><text:span text:style-name="Strong_20_Emphasis">Barra Lateral Izquierda</text:span>: Compararla con un inventario de herramientas organizadas.</text:p>
            </text:list-item>
            <text:list-item>
              <text:p text:style-name="P20"><text:span text:style-name="Strong_20_Emphasis">Terminal</text:span>: Un tablón donde se envían comandos al sistema.</text:p>
            </text:list-item>
            <text:list-item>
              <text:p text:style-name="P19"><text:span text:style-name="Strong_20_Emphasis">Extensiones</text:span>: Herramientas mágicas que puedes agregar para mejorar tus habilidades.</text:p>
            </text:list-item>
          </text:list>
        </text:list-item>
      </text:list>
      <text:h text:style-name="Heading_20_4" text:outline-level="4"><text:soft-page-break/><text:span text:style-name="Strong_20_Emphasis">4. Escena de Frustración</text:span></text:h>
      <text:list text:style-name="L11">
        <text:list-item>
          <text:p text:style-name="P21"><text:span text:style-name="Strong_20_Emphasis">Escena:</text:span></text:p>
          <text:list>
            <text:list-item>
              <text:p text:style-name="P22">La protagonista empieza a sentirse abrumada por la cantidad de funciones y opciones.</text:p>
            </text:list-item>
          </text:list>
        </text:list-item>
        <text:list-item>
          <text:p text:style-name="P21"><text:span text:style-name="Strong_20_Emphasis">Diálogo Interno:</text:span></text:p>
          <text:list>
            <text:list-item>
              <text:p text:style-name="P22">“¡Es demasiado! No entiendo cómo todo esto funciona... ¿qué significa cada cosa?”</text:p>
            </text:list-item>
          </text:list>
        </text:list-item>
        <text:list-item>
          <text:p text:style-name="P21"><text:span text:style-name="Strong_20_Emphasis">Correo a la Voz Guía (NPC):</text:span></text:p>
          <text:list>
            <text:list-item>
              <text:p text:style-name="P21">La protagonista decide enviar un mensaje de ayuda: “Hola, necesito que me expliques Visual Studio Code de una manera más clara. ¡Esto es muy confuso!”</text:p>
            </text:list-item>
          </text:list>
        </text:list-item>
      </text:list>
      <text:h text:style-name="Heading_20_4" text:outline-level="4"><text:span text:style-name="Strong_20_Emphasis">5. Respuesta del NPC con Metáfora</text:span></text:h>
      <text:list text:style-name="L12">
        <text:list-item>
          <text:p text:style-name="P23"><text:span text:style-name="Strong_20_Emphasis">Escena:</text:span></text:p>
          <text:list>
            <text:list-item>
              <text:p text:style-name="P24">La voz del NPC responde: “No te preocupes, valiente aventurera. Imagina que Visual Studio Code es como un taller de manualidades en un videojuego.”</text:p>
            </text:list-item>
          </text:list>
        </text:list-item>
        <text:list-item>
          <text:p text:style-name="P23"><text:span text:style-name="Strong_20_Emphasis">Explicación:</text:span></text:p>
          <text:list>
            <text:list-item>
              <text:p text:style-name="P23">“El Área de Trabajo es la mesa donde juntas tus herramientas. La Barra Lateral Izquierda es como tu estantería, donde guardas todo lo que necesitas. La Terminal es un tablón donde das órdenes y preguntas al sistema. Y las Extensiones son los potenciadores que te ayudan a hacer más cosas con menos esfuerzo.”</text:p>
            </text:list-item>
          </text:list>
        </text:list-item>
      </text:list>
      <text:h text:style-name="Heading_20_4" text:outline-level="4"><text:span text:style-name="Strong_20_Emphasis">6. Palabras de Aliento y Conclusión</text:span></text:h>
      <text:list text:style-name="L13">
        <text:list-item>
          <text:p text:style-name="P25"><text:span text:style-name="Strong_20_Emphasis">Diálogo de la Voz:</text:span></text:p>
          <text:list>
            <text:list-item>
              <text:p text:style-name="P26">“Recuerda que cada gran mago empieza con pasos pequeños. ¡Tú puedes hacerlo!”</text:p>
            </text:list-item>
          </text:list>
        </text:list-item>
        <text:list-item>
          <text:p text:style-name="P25"><text:span text:style-name="Strong_20_Emphasis">Escena Final:</text:span></text:p>
          <text:list>
            <text:list-item>
              <text:p text:style-name="P25">La protagonista se siente más confiada y lista para continuar su viaje.</text:p>
            </text:list-item>
          </text:list>
        </text:list-item>
      </text:list>
      <text:h text:style-name="Heading_20_4" text:outline-level="4"><text:span text:style-name="Strong_20_Emphasis">7. Despedida y Preparación para el Siguiente Video</text:span></text:h>
      <text:list text:style-name="L14">
        <text:list-item>
          <text:p text:style-name="P28"><text:span text:style-name="Strong_20_Emphasis">Cierre:</text:span></text:p>
          <text:list>
            <text:list-item>
              <text:p text:style-name="P28">La pantalla se oscurece y aparece un mensaje que dice: “¡La aventura continúa! En el siguiente nivel, aprenderemos a escribir nuestro primer código en Python.”</text:p>
            </text:list-item>
          </text:list>
        </text:list-item>
        <text:list-item>
          <text:p text:style-name="P28"><text:span text:style-name="Strong_20_Emphasis">Teaser:</text:span></text:p>
          <text:list>
            <text:list-item>
              <text:p text:style-name="P27">Un pequeño clip muestra a la protagonista emocionada frente a la pantalla, lista para el desafío.</text:p>
            </text:list-item>
          </text:list>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2T23:14:58.191000000</meta:creation-date>
    <dc:date>2024-11-02T23:17:30.651000000</dc:date>
    <meta:editing-duration>PT2M33S</meta:editing-duration>
    <meta:editing-cycles>1</meta:editing-cycles>
    <meta:document-statistic meta:table-count="0" meta:image-count="0" meta:object-count="0" meta:page-count="4" meta:paragraph-count="104" meta:word-count="939" meta:character-count="5485" meta:non-whitespace-character-count="4730"/>
    <meta:generator>Edit_Docx_PLUS/7.4.0.3$Windows_X86_64 LibreOffice_project/</meta:generator>
  </office:meta>
</office:document-meta>
</file>